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Web fundamentals project</text:span></text:p>
            <text:p/>
            <text:p><text:span text:style-name="T2">Abdulwahab ben <text:s/>slam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lan 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2">How does the web work?</text:span></text:p>
              </text:list-item>
              <text:list-item>
                <text:p><text:span text:style-name="T2">What do you need to be a web developer?</text:span></text:p>
              </text:list-item>
              <text:list-item>
                <text:p><text:span text:style-name="T2">What is the role of a web developer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728cm" presentation:class="title" presentation:user-transformed="true">
          <draw:text-box>
            <text:list text:style-name="L4">
              <text:list-header>
                <text:p text:style-name="P2">How does the web work?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3"><text:span text:style-name="T2"/></text:p>
                <text:p text:style-name="P3"><text:span text:style-name="T2">The user enters a URL in the browser,than the browser </text:span><text:span text:style-name="T2">sends the request to a specific server, to get the specific </text:span><text:span text:style-name="T2">files where are stored in special and powerful computers </text:span><text:span text:style-name="T2">called servers to display the content of the web site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473cm" svg:x="1.4cm" svg:y="0.591cm" presentation:class="title" presentation:user-transformed="true">
          <draw:text-box>
            <text:p>What do you need to be a web developer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2"/></text:p>
                <text:p text:style-name="P3"><text:span text:style-name="T2">Have some knowledge about the functionality of the internet and the web</text:span></text:p>
                <text:p text:style-name="P3"><text:span text:style-name="T2">master the Front-End languages the HTML, CSS and javaScript </text:span></text:p>
                <text:p text:style-name="P3"><text:span text:style-name="T2">master the Back-End languages like PHP , MySql ..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hat is the role of a web developer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2"/></text:p>
                <text:p text:style-name="P3"><text:span text:style-name="T2">The web developer is the responsible of designing and creating websites through coding <text:s/>or modifying and existing web site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3" draw:text-style-name="P4" draw:layer="layout" svg:width="25.199cm" svg:height="2.629cm" svg:x="1.725cm" svg:y="6.096cm" presentation:class="title" presentation:user-transformed="true">
          <draw:text-box>
            <text:p text:style-name="P4"><text:span text:style-name="T3">That’s all thank you for reading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5:42:53.351359316</meta:creation-date>
    <dc:date>2021-12-19T16:25:18.242817622</dc:date>
    <meta:editing-duration>PT24S</meta:editing-duration>
    <meta:editing-cycles>1</meta:editing-cycles>
    <meta:document-statistic meta:object-count="43"/>
    <meta:generator>LibreOffice/6.4.7.2$Linux_X86_64 LibreOffice_project/40$Build-2</meta:generator>
  </office:meta>
</office:document-meta>
</file>